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280000038BC25CE6BA.jpg" manifest:media-type="image/jpeg"/>
  <manifest:file-entry manifest:full-path="Pictures/100000000000017C00000085259329BA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En-tête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8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40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60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1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2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3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top="0cm" fo:margin-bottom="0.212cm" loext:contextual-spacing="false" fo:line-height="100%"/>
    </style:style>
    <style:style style:name="P65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fr3" style:family="graphic" style:parent-style-name="OLE">
      <style:graphic-properties style:vertical-pos="top" style:vertical-rel="baseline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8"><draw:image xlink:href="Pictures/10000000000003280000038BC25CE6BA.jpg" xlink:type="simple" xlink:show="embed" xlink:actuate="onLoad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1"/>
      <text:p text:style-name="P61"/>
      <text:p text:style-name="P61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1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/>
      <text:p text:style-name="P16"><text:soft-page-break/></text:p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1" draw:name="AutoShape 8" draw:style-name="gr1" draw:text-style-name="P65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6">35</text:p>
            <text:p text:style-name="P45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7">37</text:p>
            <text:p text:style-name="P45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2" draw:name="AutoShape 9" draw:style-name="gr2" draw:text-style-name="P65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9">0</text:p>
          </table:table-cell>
          <table:table-cell table:style-name="Tableau5.A1" office:value-type="string">
            <text:p text:style-name="P49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3">21</text:p>
            <text:p text:style-name="P45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9">0</text:p>
          </table:table-cell>
          <table:table-cell table:style-name="Tableau7.A1" office:value-type="string">
            <text:p text:style-name="P49">6</text:p>
          </table:table-cell>
          <table:table-cell table:style-name="Tableau7.A1" office:value-type="string">
            <text:p text:style-name="P49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4">31</text:p>
            <text:p text:style-name="P45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9">4</text:p>
          </table:table-cell>
          <table:table-cell table:style-name="Tableau10.A1" office:value-type="string">
            <text:p text:style-name="P49">6</text:p>
          </table:table-cell>
          <table:table-cell table:style-name="Tableau10.A1" office:value-type="string">
            <text:p text:style-name="P49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1">21</text:p>
            <text:p text:style-name="P45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5">31</text:p>
            <text:p text:style-name="P45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6">35</text:p>
            <text:p text:style-name="P45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7">37</text:p>
            <text:p text:style-name="P45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50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50">6</text:p>
          </table:table-cell>
          <table:table-cell table:style-name="Tableau14.A1" office:value-type="string">
            <text:p text:style-name="P58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8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8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8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4">21</text:p>
            <text:p text:style-name="P33">3</text:p>
          </table:table-cell>
          <table:table-cell table:style-name="Tableau15.A1" office:value-type="string">
            <text:p text:style-name="P34">25</text:p>
            <text:p text:style-name="P33">4</text:p>
          </table:table-cell>
          <table:table-cell table:style-name="Tableau15.A1" office:value-type="string">
            <text:p text:style-name="P34">31</text:p>
            <text:p text:style-name="P33">5</text:p>
          </table:table-cell>
          <table:table-cell table:style-name="Tableau15.A1" office:value-type="string">
            <text:p text:style-name="P34">35</text:p>
            <text:p text:style-name="P33">6</text:p>
          </table:table-cell>
          <table:table-cell table:style-name="Tableau15.A1" office:value-type="string">
            <text:p text:style-name="P34">37</text:p>
            <text:p text:style-name="P33">7</text:p>
          </table:table-cell>
          <table:table-cell table:style-name="Tableau15.A1" office:value-type="string">
            <text:p text:style-name="P34">42</text:p>
            <text:p text:style-name="P33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50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0">8</text:p>
          </table:table-cell>
          <table:table-cell table:style-name="Tableau16.A1" office:value-type="string">
            <text:p text:style-name="P32">15</text:p>
          </table:table-cell>
          <table:table-cell table:style-name="Tableau16.A1" office:value-type="string">
            <text:p text:style-name="P58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8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2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4">21</text:p>
            <text:p text:style-name="P33">3</text:p>
          </table:table-cell>
          <table:table-cell table:style-name="Tableau17.A1" office:value-type="string">
            <text:p text:style-name="P34">25</text:p>
            <text:p text:style-name="P33">4</text:p>
          </table:table-cell>
          <table:table-cell table:style-name="Tableau17.A1" office:value-type="string">
            <text:p text:style-name="P34">31</text:p>
            <text:p text:style-name="P33">5</text:p>
          </table:table-cell>
          <table:table-cell table:style-name="Tableau17.A1" office:value-type="string">
            <text:p text:style-name="P34">35</text:p>
            <text:p text:style-name="P33">6</text:p>
          </table:table-cell>
          <table:table-cell table:style-name="Tableau17.A1" office:value-type="string">
            <text:p text:style-name="P34">37</text:p>
            <text:p text:style-name="P33">7</text:p>
          </table:table-cell>
          <table:table-cell table:style-name="Tableau17.A1" office:value-type="string">
            <text:p text:style-name="P34">42</text:p>
            <text:p text:style-name="P33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50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50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tab/>retourner indice</text:p>
      <text:p text:style-name="P20"><text:soft-page-break/></text:p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2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9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5">Temps de traitement </text:p>
          </table:table-cell>
        </table:table-row>
        <table:table-row table:style-name="Tableau19.1">
          <table:table-cell table:style-name="Tableau19.A2" office:value-type="string">
            <text:p text:style-name="P36">1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3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50000</text:p>
          </table:table-cell>
          <table:table-cell table:style-name="Tableau19.B2" office:value-type="string">
            <text:p text:style-name="P52"/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3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8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7">Valeur <text:s/>10 <text:s/>12 <text:s/>15 <text:s/>21 <text:s/>25 <text:s/>31 <text:s/>35 <text:s/>37 <text:s/>42 <text:s/>44 <text:s/>49 <text:s/>53 <text:s/>61 <text:s/>72 <text:s/>75 <text:s/>85</text:p>
            <text:p text:style-name="P37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7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1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40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40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40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1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2">fonction recherche_dichotomique( element, tableau ) valeur entière</text:p>
            <text:p text:style-name="P42"><text:tab/>bas ← 0</text:p>
            <text:p text:style-name="P42"><text:tab/>haut ← longueur(tableau)-1</text:p>
            <text:p text:style-name="P42"><text:tab/>trouve←faux</text:p>
            <text:p text:style-name="P42"><text:tab/>tant que bas &lt;= haut et trouve=FAUX</text:p>
            <text:p text:style-name="P42"><text:tab/><text:tab/>milieu ← (bas + haut) // 2</text:p>
            <text:p text:style-name="P42"><text:tab/><text:tab/>si element=tableau[milieu] alors</text:p>
            <text:p text:style-name="P42"><text:tab/><text:tab/><text:tab/><text:tab/>trouve←True</text:p>
            <text:p text:style-name="P42"><text:tab/><text:tab/>sinon</text:p>
            <text:p text:style-name="P42"><text:tab/><text:tab/><text:tab/>si element&gt;tableau[milieu] alors</text:p>
            <text:p text:style-name="P42"><text:tab/><text:tab/><text:tab/><text:tab/>bas ← milieu+1</text:p>
            <text:p text:style-name="P42"><text:tab/><text:tab/><text:tab/>sinon</text:p>
            <text:p text:style-name="P42"><text:tab/><text:tab/><text:tab/><text:tab/>haut ← milieu-1</text:p>
            <text:p text:style-name="P42"><text:tab/><text:tab/><text:tab/>fin si</text:p>
            <text:p text:style-name="P42"><text:tab/><text:tab/>fin si</text:p>
            <text:p text:style-name="P42"><text:tab/>fin tant que</text:p>
            <text:p text:style-name="P42"><text:tab/>si trouve=vrai alors</text:p>
            <text:p text:style-name="P42"><text:tab/><text:tab/>indice ← milieu</text:p>
            <text:p text:style-name="P42"><text:tab/>sinon</text:p>
            <text:p text:style-name="P42"><text:tab/><text:tab/>indice ← -1</text:p>
            <text:p text:style-name="P42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4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5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3">21</text:p>
            <text:p text:style-name="P44">3</text:p>
          </table:table-cell>
          <table:table-cell table:style-name="Tableau22.A1" office:value-type="string">
            <text:p text:style-name="P43">25</text:p>
            <text:p text:style-name="P44">4</text:p>
          </table:table-cell>
          <table:table-cell table:style-name="Tableau22.A1" office:value-type="string">
            <text:p text:style-name="P43">31</text:p>
            <text:p text:style-name="P44">5</text:p>
          </table:table-cell>
          <table:table-cell table:style-name="Tableau22.A1" office:value-type="string">
            <text:p text:style-name="P43">35</text:p>
            <text:p text:style-name="P44">6</text:p>
          </table:table-cell>
          <table:table-cell table:style-name="Tableau22.A1" office:value-type="string">
            <text:p text:style-name="P43">37</text:p>
            <text:p text:style-name="P44">7</text:p>
          </table:table-cell>
          <table:table-cell table:style-name="Tableau22.A1" office:value-type="string">
            <text:p text:style-name="P43">42</text:p>
            <text:p text:style-name="P44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9">0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9">8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9">12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60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TP3 algorithme_Recherche dichotomique.odt</text:file-name></text:span></text:span><text:span text:style-name="Police_20_par_20_défaut"><text:span text:style-name="MT3"> 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0"><draw:image xlink:href="Pictures/100000000000017C00000085259329BA.png" xlink:type="simple" xlink:show="embed" xlink:actuate="onLoad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1</text:page-number></text:span></text:span><text:span text:style-name="Police_20_par_20_défaut"><text:span text:style-name="MT5">/</text:span></text:span><text:span text:style-name="Police_20_par_20_défaut"><text:span text:style-name="MT5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LECREN_ANTHONY</meta:initial-creator>
    <meta:creation-date>2020-02-03T12:52:00Z</meta:creation-date>
    <dc:date>2020-02-03T13:55:39.566000000</dc:date>
    <meta:print-date>2019-07-04T21:33:00Z</meta:print-date>
    <meta:editing-cycles>3</meta:editing-cycles>
    <meta:editing-duration>PT2M51S</meta:editing-duration>
    <meta:document-statistic meta:table-count="23" meta:image-count="2" meta:object-count="2" meta:page-count="8" meta:paragraph-count="488" meta:word-count="1604" meta:character-count="8775" meta:non-whitespace-character-count="6990"/>
    <meta:template xlink:type="simple" xlink:actuate="onRequest" xlink:title="" xlink:href="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2cm" svg:y="0.208cm" chart:style-name="ch2">
          <text:p>Temps de recherche en fonction du nombre de données à traiter</text:p>
        </chart:title>
        <chart:plot-area chart:style-name="ch3" chart:data-source-has-labels="both" svg:x="0.379cm" svg:y="1.363cm" svg:width="18.224cm" svg:height="6.536cm">
          <chartooo:coordinate-region svg:x="1.027cm" svg:y="1.549cm" svg:width="17.177cm" svg:height="5.73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